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54cm" svg:height="8.299cm" svg:x="0.3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25:40.134784634</dc:date>
    <meta:editing-duration>PT4M48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55cm" svg:height="8.3cm" xlink:href="." xlink:type="simple" chart:class="chart:scatter" chart:style-name="ch1">
        <chart:plot-area chart:style-name="ch2" chart:data-source-has-labels="both" svg:x="0.295cm" svg:y="0.166cm" svg:width="14.165cm" svg:height="7.968cm">
          <chartooo:coordinate-region svg:x="0.837cm" svg:y="0.365cm" svg:width="13.529cm" svg:height="7.5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47121951935462">
                <text:p>0.047121951935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942322772343849">
                <text:p>0.0942322772343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41319352128928">
                <text:p>0.141319352128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35377287183535">
                <text:p>0.235377287183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29202933273136">
                <text:p>0.329202933273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2703695812748">
                <text:p>0.422703695812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15787300838229">
                <text:p>0.515787300838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608361886069537">
                <text:p>0.608361886069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700336091567716">
                <text:p>0.700336091567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91619149896119">
                <text:p>0.791619149896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882120975696912">
                <text:p>0.882120975696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71752254594448">
                <text:p>0.971752254594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06042453133777">
                <text:p>1.06042453133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23454307581533">
                <text:p>1.23454307581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31981750956775">
                <text:p>1.31981750956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48637600529722">
                <text:p>1.48637600529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56749569414785">
                <text:p>1.567495694147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6470684539944">
                <text:p>1.6470684539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72501575612984">
                <text:p>1.72501575612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80126067597765">
                <text:p>1.80126067597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87572796900712">
                <text:p>1.87572796900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4834414499055">
                <text:p>1.94834414499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08773838977694">
                <text:p>2.0877383897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15437889328957">
                <text:p>2.15437889328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21889328493583">
                <text:p>2.21889328493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28121789680009">
                <text:p>2.28121789680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39905397546127">
                <text:p>2.39905397546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45444915227507">
                <text:p>2.45444915227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55792049306228">
                <text:p>2.55792049306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60589454331457">
                <text:p>2.60589454331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65129689026608">
                <text:p>2.65129689026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69408272728185">
                <text:p>2.69408272728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73420982990634">
                <text:p>2.73420982990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77163859753386">
                <text:p>2.77163859753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8063320924896">
                <text:p>2.8063320924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86737904439499">
                <text:p>2.86737904439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89367225537339">
                <text:p>2.89367225537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91710976119303">
                <text:p>2.91710976119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9376684318653">
                <text:p>2.9376684318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97007097314967">
                <text:p>2.97007097314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98188286636554">
                <text:p>2.981882866365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99666962488591">
                <text:p>2.99666962488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9962989744498">
                <text:p>2.99962989744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9962989744498">
                <text:p>2.99962989744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99666962488591">
                <text:p>2.99666962488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98188286636554">
                <text:p>2.98188286636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97007097314967">
                <text:p>2.97007097314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376684318653">
                <text:p>2.9376684318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91710976119303">
                <text:p>2.917109761193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89367225537339">
                <text:p>2.89367225537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86737904439499">
                <text:p>2.867379044394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8063320924896">
                <text:p>2.8063320924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77163859753386">
                <text:p>2.771638597533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73420982990634">
                <text:p>2.73420982990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69408272728185">
                <text:p>2.694082727281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65129689026608">
                <text:p>2.6512968902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60589454331457">
                <text:p>2.60589454331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55792049306228">
                <text:p>2.55792049306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45444915227507">
                <text:p>2.45444915227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39905397546127">
                <text:p>2.399053975461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28121789680009">
                <text:p>2.281217896800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21889328493583">
                <text:p>2.218893284935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15437889328957">
                <text:p>2.154378893289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